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3333" style:font-name="Arial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3333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3333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color="#ff3333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color="#ff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roduction :</text:p>
      <text:p text:style-name="P1"/>
      <text:p text:style-name="P1"><text:tab/>- <text:span text:style-name="T1">Responsabilité juridique</text:span> =''Obligation de répondre de ses actes dommageables'' <text:tab/>envers les institutions concernées par lesdits actes, ainsi que l'obligation de rendre <text:tab/>des comptes<text:tab/><text:tab/></text:p>
      <text:p text:style-name="P1"><text:tab/></text:p>
      <text:p text:style-name="P1"><text:tab/>- Annonce du plan</text:p>
      <text:p text:style-name="P1"/>
      <text:p text:style-name="P3"/>
      <text:p text:style-name="P9">2. <text:span text:style-name="T2">Limites de la prise en compte des risques</text:span></text:p>
      <text:p text:style-name="P10"><text:tab/><text:tab/></text:p>
      <text:p text:style-name="P2"><text:tab/><text:tab/></text:p>
      <text:p text:style-name="P5"><text:span text:style-name="T2"><text:tab/><text:tab/>- </text:span><text:span text:style-name="T2">Comme le </text:span><text:span text:style-name="T3">r</text:span><text:span text:style-name="T3">isque zéro </text:span><text:span text:style-name="T3">est </text:span><text:span text:style-name="T3">inexistant</text:span><text:span text:style-name="T2">, il est donc impossible de tout prévoir. </text:span><text:span text:style-name="T2">C'est pourquoi l’ingénieur doit anticiper toutes ses innovations.</text:span></text:p>
      <text:p text:style-name="P2"><text:tab/><text:tab/></text:p>
      <text:p text:style-name="P2"><text:tab/><text:tab/>- On peut donc se poser la question : <text:span text:style-name="T1">Faut-il étudier à l'infini pour pouvoir dire qu'on a assez anticipé ?</text:span></text:p>
      <text:p text:style-name="P2">A cette question on peut clairement répondre que<text:span text:style-name="T1"> non</text:span> puisque comme nous l'avons vu précédemment, le risque zéro n'existe pas . Ainsi <text:span text:style-name="T1">même en étudiant pendant des années, il peut y avoir une défaillance.</text:span></text:p>
      <text:p text:style-name="P2"/>
      <text:p text:style-name="P2"/>
      <text:p text:style-name="P5"><text:span text:style-name="T2"><text:tab/><text:tab/>- </text:span><text:span text:style-name="T2">Ainsi, </text:span><text:span text:style-name="T3">''Si on prend en compte [...] tous les risques, […] alors plus aucune activité n'est possible''. </text:span><text:span text:style-name="T2">En effet si on analyse cette phrase elle résume parfaitement le problème puisque finalement le rôle de l'ingénieur est d'innover et, à cause de la prise en compte des risques il est </text:span><text:span text:style-name="T3">obligé de s'adapter</text:span><text:span text:style-name="T2">. On peut donc se demander si la prise en compte de tous ces risques n'est pas finalement un</text:span><text:span text:style-name="T3"> frein pour l'innovation ?</text:span><text:span text:style-name="T2"> A cette question, il <text:s/>faut répondre non et penser différemment car la prise en compte des risques constitue plus un </text:span><text:span text:style-name="T3">n</text:span><text:span text:style-name="T3">ouveau cadre de développement.</text:span></text:p>
      <text:p text:style-name="P2"/>
      <text:p text:style-name="P5"/>
      <text:p text:style-name="P3"><text:span text:style-name="T6">Transition :</text:span> Si le risque n'est pas suffisamment pris en compte et qu'un problème survient, l'ingénieur <text:span text:style-name="T1">voit sa responsabilité engagée.</text:span></text:p>
      <text:p text:style-name="P4"/>
      <text:p text:style-name="P7"/>
      <text:p text:style-name="P7">Conclusion :</text:p>
      <text:p text:style-name="P8"><text:tab/></text:p>
      <text:p text:style-name="P8"><text:tab/><text:span text:style-name="T4">- </text:span><text:span text:style-name="T4">L'ingénieur doit toujours</text:span><text:span text:style-name="T5"> faire face aux risques</text:span><text:span text:style-name="T4"> en les prenant en compte, sans <text:tab/>quoi il devra </text:span><text:span text:style-name="T5">endosser différentes responsabilités</text:span><text:span text:style-name="T4"> selon le délit commis</text:span></text:p>
      <text:p text:style-name="P3"><text:tab/>- Comme on a pu le voir précédemment, la prise en compte des risques permet un <text:span text:style-name="T1">nouveau cadre de développement</text:span>, c'est à dire de <text:span text:style-name="T1">nouvelles méthodes d'innovation</text:span> qui prennent en compte les risques : il y a donc une <text:span text:style-name="T1">meilleure qualité d'innov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30T13:01:38.810000000</meta:creation-date>
    <dc:date>2016-10-01T16:48:30.24</dc:date>
    <meta:editing-duration>PT22M50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7" meta:word-count="303" meta:character-count="1846"/>
  </office:meta>
</office:document-meta>
</file>